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MT vs. Syntax (de_all1)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NMT &gt; Syntax (de_all1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yntax &gt; NMT (de_all1)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NMT vs. Chimera (cs_all0)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NMT &gt; Chim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Chimera &gt; NM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NMT vs. PBMT (de_all0)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MT &gt; PB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BMT &gt; N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NMT vs. PBMT (de_all1)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MT &gt; PBM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BMT &gt; N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NMT vs. PBMT (pl_all4)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MT &gt; PB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BMT &gt; N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NMT vs. Year1 (pl_all5)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MT &gt; Year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Year1 &gt; NM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tomic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Elaboration</text:p>
          </table:table-cell>
          <table:table-cell office:value-type="string" calcext:value-type="string">
            <text:p>Linkag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e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0:16:49.032853872</meta:creation-date>
    <dc:date>2017-07-18T10:31:04.316062391</dc:date>
    <meta:editing-duration>PT14M15S</meta:editing-duration>
    <meta:editing-cycles>1</meta:editing-cycles>
    <meta:document-statistic meta:table-count="6" meta:cell-count="840" meta:object-count="0"/>
    <meta:generator>LibreOffice/5.2.0.4$Linux_X86_64 LibreOffice_project/20m0$Build-4</meta:generator>
  </office:meta>
</office:document-meta>
</file>